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nherit" svg:font-family="Inheri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2A6099" style:repeat-content="false"/>
      <style:paragraph-properties fo:text-align="center"/>
      <style:text-properties fo:color="#FFFFFF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ext-properties fo:color="#FFFFFF"/>
    </style:style>
    <style:style style:name="ce6" style:family="table-cell" style:parent-style-name="Default" style:data-style-name="N0">
      <style:table-cell-properties style:vertical-align="automatic" fo:background-color="#FFFFFF"/>
    </style:style>
    <style:style style:name="ce7" style:family="table-cell" style:parent-style-name="Default" style:data-style-name="N0">
      <style:table-cell-properties fo:background-color="#00A933"/>
    </style:style>
    <style:style style:name="ce8" style:family="table-cell" style:parent-style-name="Default" style:data-style-name="N0">
      <style:table-cell-properties style:vertical-align="automatic" fo:background-color="#FFFFFF"/>
      <style:text-properties fo:color="#FFFFFF"/>
    </style:style>
    <style:style style:name="ce9" style:family="table-cell" style:parent-style-name="Default" style:data-style-name="N0">
      <style:table-cell-properties fo:background-color="#00A933"/>
      <style:text-properties fo:color="#FFFFFF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1.412cm"/>
      <style:text-properties style:font-name="Inherit" style:font-name-asian="Inherit" style:font-name-complex="Inherit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1.412cm"/>
      <style:text-properties style:font-name="Inherit" style:font-name-asian="Inherit" style:font-name-complex="Inherit" fo:font-size="10pt" style:font-size-asian="10pt" style:font-size-complex="10pt" fo:font-weight="normal" style:font-weight-asian="normal" style:font-weight-complex="normal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00B050" style:repeat-content="false"/>
      <style:paragraph-properties fo:text-align="center"/>
      <style:text-properties fo:color="#FFFFFF"/>
    </style:style>
    <style:style style:name="ce14" style:family="table-cell" style:parent-style-name="Default" style:data-style-name="N0">
      <style:table-cell-properties fo:border="thin solid #000000" style:vertical-align="middle" fo:background-color="#00A933" style:repeat-content="false"/>
      <style:paragraph-properties fo:text-align="center"/>
      <style:text-properties fo:color="#FFFFFF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00A933" style:repeat-content="false"/>
      <style:paragraph-properties fo:text-align="center"/>
      <style:text-properties fo:color="#FFFFFF"/>
    </style:style>
    <style:style style:name="ce16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  <style:text-properties fo:color="#FFFFFF"/>
    </style:style>
    <style:style style:name="ce1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1.60866666666667cm"/>
    </style:style>
    <style:style style:name="co2" style:family="table-column">
      <style:table-column-properties fo:break-before="auto" style:column-width="15.7903333333333cm"/>
    </style:style>
    <style:style style:name="co3" style:family="table-column">
      <style:table-column-properties fo:break-before="auto" style:column-width="16.9968333333333cm"/>
    </style:style>
    <style:style style:name="co4" style:family="table-column">
      <style:table-column-properties fo:break-before="auto" style:column-width="3.64066666666667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65.6pt" style:use-optimal-row-height="true" fo:break-before="auto"/>
    </style:style>
    <style:style style:name="ro3" style:family="table-row">
      <style:table-row-properties style:row-height="193.2pt" style:use-optimal-row-height="true" fo:break-before="auto"/>
    </style:style>
    <style:style style:name="ro4" style:family="table-row">
      <style:table-row-properties style:row-height="41.4pt" style:use-optimal-row-height="true" fo:break-before="auto"/>
    </style:style>
    <style:style style:name="ro5" style:family="table-row">
      <style:table-row-properties style:row-height="179.4pt" style:use-optimal-row-height="true" fo:break-before="auto"/>
    </style:style>
    <style:style style:name="ro6" style:family="table-row">
      <style:table-row-properties style:row-height="110.4pt" style:use-optimal-row-height="true" fo:break-before="auto"/>
    </style:style>
    <style:style style:name="ro7" style:family="table-row">
      <style:table-row-properties style:row-height="66pt" style:use-optimal-row-height="false" fo:break-before="auto"/>
    </style:style>
    <style:style style:name="ro8" style:family="table-row">
      <style:table-row-properties style:row-height="151.8pt" style:use-optimal-row-height="true" fo:break-before="auto"/>
    </style:style>
    <style:style style:name="ro9" style:family="table-row">
      <style:table-row-properties style:row-height="289.8pt" style:use-optimal-row-height="true" fo:break-before="auto"/>
    </style:style>
    <style:style style:name="ro10" style:family="table-row">
      <style:table-row-properties style:row-height="27.6pt" style:use-optimal-row-height="false" fo:break-before="auto"/>
    </style:style>
    <style:style style:name="ro11" style:family="table-row">
      <style:table-row-properties style:row-height="27.6pt" style:use-optimal-row-height="true" fo:break-before="auto"/>
    </style:style>
    <style:style style:name="ro12" style:family="table-row">
      <style:table-row-properties style:row-height="28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1" table:default-cell-style-name="ce1"/>
        <table:table-column table:style-name="co6" table:number-columns-repeated="15359" table:default-cell-style-name="ce1"/>
        <table:table-row table:style-name="ro1">
          <table:table-cell office:value-type="string" table:style-name="ce2">
            <text:p>numéro</text:p>
          </table:table-cell>
          <table:table-cell office:value-type="string" table:style-name="ce2">
            <text:p>fonctionnalités à ajouter</text:p>
          </table:table-cell>
          <table:table-cell office:value-type="string" table:style-name="ce2">
            <text:p>tâches pour chaque fonctionnalité</text:p>
          </table:table-cell>
          <table:table-cell office:value-type="string" table:style-name="ce2">
            <text:p>difficulté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2">
          <table:table-cell office:value-type="float" office:value="1" table:style-name="ce14">
            <text:p>1</text:p>
          </table:table-cell>
          <table:table-cell office:value-type="string" table:style-name="ce15">
            <text:p>Afficher 6 articles sur accueil</text:p>
          </table:table-cell>
          <table:table-cell office:value-type="string" table:style-name="ce15">
            <text:p>dans functions.php :<text:s/></text:p>
            <text:p>1) modifier la fonction getArticles pour qu'elle récupère tous les articles dans la base de données via un SELECT. Elle doit ensuite les renvoyer.</text:p>
            <text:p>2) Modifier ShowArticles : elle ne récupère plus elle-même ses articles, mais les reçoit en paramètre.</text:p>
            <text:p>sur l'accueil:<text:s/></text:p>
            <text:p>1) récupérer les articles de la base de données avec getArticles (bien stocker l'appel de cette fonction dans une variable).</text:p>
            <text:p>2) appeler sur l'accueil la fonction showArticles en lui <text:s/>passant en paramètre les articles récupérés.</text:p>
          </table:table-cell>
          <table:table-cell office:value-type="string" table:style-name="ce14">
            <text:p>facile</text:p>
          </table:table-cell>
          <table:table-cell table:number-columns-repeated="2" table:style-name="ce4"/>
          <table:table-cell table:number-columns-repeated="16378" table:style-name="ce5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string" table:style-name="ce13">
            <text:p>afficher page détails produit</text:p>
          </table:table-cell>
          <table:table-cell office:value-type="string" table:style-name="ce13">
            <text:p>idem boutique v1 (aucune différence)</text:p>
          </table:table-cell>
          <table:table-cell office:value-type="string" table:style-name="ce16">
            <text:p>facile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3">
          <table:table-cell office:value-type="float" office:value="3" table:style-name="ce16">
            <text:p>3</text:p>
          </table:table-cell>
          <table:table-cell office:value-type="string" table:style-name="ce13">
            <text:p>afficher les gammes et leurs articles sur gammes.php</text:p>
          </table:table-cell>
          <table:table-cell office:value-type="string" table:style-name="ce13">
            <text:p>dans functions.php :<text:s/></text:p>
            <text:p>1) créer une fonction getGammes qui les récupère en bdd grâce à un SELECT et les retourne</text:p>
            <text:p>2) créer une fonction getArticlesByGamme qui prend en paramètre un id de gamme, récupère les articles correspondants et les renvoie</text:p>
            <text:p>dans gammes.php :<text:s/></text:p>
            <text:p>1) boucle foreach qui parcourt les gammes et affiche le nom de chaque gamme</text:p>
            <text:p>2) dans la boucle, après le nom de chaque gamme, récupérer ses articles avec getArticlesByGamme (passer l'id de la gamme en paramètre), <text:s/>puis appeler la fonction showArticles pour les afficher (passer les articles de la gamme en paramètre)</text:p>
          </table:table-cell>
          <table:table-cell office:value-type="string" table:style-name="ce16">
            <text:p>moyenne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4">
          <table:table-cell office:value-type="float" office:value="4" table:style-name="ce21">
            <text:p>4</text:p>
          </table:table-cell>
          <table:table-cell office:value-type="string" table:style-name="ce22">
            <text:p>inscription via formulaire dans page inscription.php (nom, prénom, email, mot de passe, adresse, cp, ville).<text:s/></text:p>
          </table:table-cell>
          <table:table-cell office:value-type="string" table:style-name="ce22">
            <text:p>1) création du formulaire, qui dirige vers connexion.php.</text:p>
            <text:p>2) sur la page connexion : if isset($_POST[' + name d'un input du formulaire)</text:p>
          </table:table-cell>
          <table:table-cell office:value-type="string" table:style-name="ce21">
            <text:p>moyenne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5">
          <table:table-cell office:value-type="float" office:value="5" table:style-name="ce21">
            <text:p>5</text:p>
          </table:table-cell>
          <table:table-cell office:value-type="string" table:style-name="ce22">
            <text:p>fonction qui valide cette inscription (avec toutes les vérifications nécessaires)</text:p>
          </table:table-cell>
          <table:table-cell office:value-type="string" table:style-name="ce22">
            <text:p>détail de la fonction :<text:s/></text:p>
            <text:p>1) connexion à la bdd</text:p>
            <text:p>2) // vérif si champs vides =&gt; message d'erreur si c'est le cas</text:p>
            <text:p>3) <text:s/>// vérif si longeur des champs correcte</text:p>
            <text:p>4) // vérif si email déjà utilisé</text:p>
            <text:p>5) // vérif si mdp réunit les critères requis (avec fonction checkpassword ci-dessous)</text:p>
            <text:p>6) hâchage du mot de passe (avec password_hash)</text:p>
            <text:p>7) sauvegarde de l'utilisateur en bb</text:p>
            <text:p>8) récupération de son id : $id = $db-&gt;lastInsertId();</text:p>
            <text:p>9) insertion de l'adresse en bdd</text:p>
            <text:p>10) message de succès</text:p>
          </table:table-cell>
          <table:table-cell office:value-type="string" table:style-name="ce21">
            <text:p>difficile</text:p>
          </table:table-cell>
          <table:table-cell table:number-columns-repeated="50" table:style-name="ce6"/>
          <table:table-cell table:number-columns-repeated="16330" table:style-name="ce7"/>
        </table:table-row>
        <table:table-row table:style-name="ro6">
          <table:table-cell office:value-type="float" office:value="6" table:style-name="ce21">
            <text:p>6</text:p>
          </table:table-cell>
          <table:table-cell office:value-type="string" table:style-name="ce22">
            <text:p>connexion pour un utilisateur inscrit via formulaire dans page connexion.php (email + mot de passe) =&gt; stockage des infos dans la session (sauf mdp)</text:p>
          </table:table-cell>
          <table:table-cell office:value-type="string" table:style-name="ce22">
            <text:p>1) formulaire avec email et mot de passe =&gt; index.php</text:p>
            <text:p>2) if isset... sur page index pour déclencher la fonction connexion</text:p>
            <text:p>3) fonction connexion : vérifier si l'utilisateur existe en faisant un select + vérifier si son mdp est valide avec la fonction password_verify($mdpEnClair, $mdpHashéBdd)</text:p>
            <text:p>4) si tout est bon : on stocke les infos dans la session</text:p>
            <text:p>5 ) si problèmes : afficher message d'erreur</text:p>
          </table:table-cell>
          <table:table-cell office:value-type="string" table:style-name="ce21">
            <text:p>difficile</text:p>
          </table:table-cell>
          <table:table-cell table:number-columns-repeated="50" table:style-name="ce6"/>
          <table:table-cell table:number-columns-repeated="16330" table:style-name="ce7"/>
        </table:table-row>
        <table:table-row table:style-name="ro7">
          <table:table-cell office:value-type="float" office:value="7" table:style-name="ce21">
            <text:p>7</text:p>
          </table:table-cell>
          <table:table-cell office:value-type="string" table:style-name="ce22">
            <text:p>navbar avec rendu conditionnel : connexion et inscription si pas connecté / mon compte et déconnexion si connecté</text:p>
          </table:table-cell>
          <table:table-cell office:value-type="string" table:style-name="ce22">
            <text:p>pour faire cela, vérifier si la session contient un id d'utilisateur. Si oui : l'utilisateur est connecté =&gt; afficher les liens "mon compte" et "déconnexion". Sinon, afficher "connexion" / "inscription".</text:p>
          </table:table-cell>
          <table:table-cell office:value-type="string" table:style-name="ce21">
            <text:p>facile</text:p>
          </table:table-cell>
          <table:table-cell table:number-columns-repeated="50" table:style-name="ce6"/>
          <table:table-cell table:number-columns-repeated="16330" table:style-name="ce7"/>
        </table:table-row>
        <table:table-row table:style-name="ro4">
          <table:table-cell office:value-type="float" office:value="8" table:style-name="ce21">
            <text:p>8</text:p>
          </table:table-cell>
          <table:table-cell office:value-type="string" table:style-name="ce22">
            <text:p><text:s/>Créer accueil de l’espace espace client (page profil.php) (s’inspirer de la capture)</text:p>
          </table:table-cell>
          <table:table-cell office:value-type="string" table:style-name="ce22">
            <text:p>page client.php avec 4 icônes font awesome. Chacun est un lien vers une des 4 pages suivantes : modif infos, modif mdp, modif adresse et commandes du client.</text:p>
          </table:table-cell>
          <table:table-cell office:value-type="string" table:style-name="ce21">
            <text:p>facile</text:p>
          </table:table-cell>
          <table:table-cell table:number-columns-repeated="50" table:style-name="ce8"/>
          <table:table-cell table:number-columns-repeated="16330" table:style-name="ce9"/>
        </table:table-row>
        <table:table-row table:style-name="ro8">
          <table:table-cell office:value-type="float" office:value="9" table:style-name="ce17">
            <text:p>9</text:p>
          </table:table-cell>
          <table:table-cell office:value-type="string" table:style-name="ce18">
            <text:p>modification des infos de base (nom, prénom, email) et de l’adresse (adresse, cp, ville)</text:p>
          </table:table-cell>
          <table:table-cell office:value-type="string" table:style-name="ce18">
            <text:p>1) faire un formulaire sur chaque page (modifInfos.php et modifAdresse.php). Chacun mène vers sa propre page.</text:p>
            <text:p>2) sur chacune des 2 pages : if isset… pour lancer la fonction qui valide les modifs</text:p>
            <text:p>3) créer deux fonctions dans functions.php : modifInfos et modifAdresse. Elles sont similaires : connexion à la base, puis mise à jour des nouvelles infos en bdd avec un UPDATE. Enfin : message de succès.</text:p>
            <text:p>4) bonus : vous pouvez ensuite ajouter une vérification des champs vides (message d'erreur si c'est le cas), et une vérication de longueur des champs (idem).</text:p>
          </table:table-cell>
          <table:table-cell office:value-type="string" table:style-name="ce17">
            <text:p>moyenne</text:p>
          </table:table-cell>
          <table:table-cell table:number-columns-repeated="50" table:style-name="ce6"/>
          <table:table-cell table:number-columns-repeated="16330" table:style-name="ce7"/>
        </table:table-row>
        <table:table-row table:style-name="ro9">
          <table:table-cell office:value-type="float" office:value="10" table:style-name="ce17">
            <text:p>10</text:p>
          </table:table-cell>
          <table:table-cell office:value-type="string" table:style-name="ce18">
            <text:p>modification du mot de passe</text:p>
          </table:table-cell>
          <table:table-cell office:value-type="string" table:style-name="ce18">
            <text:p>1) formulaire avec deux inputs : ancien mot de passe et nouveau mot de passe. Il dirige vers la même page ou l'accueil.</text:p>
            <text:p>2) if isset… sur la page de destination, qui déclenche l'appel à la fonction modifMotDePasse</text:p>
            <text:p>3) dans functions.php, créer cette fonction modifMotDePasse.<text:s/></text:p>
            <text:p>étapes de cette fonction :<text:s/></text:p>
            <text:p>1) on vérifie d'abord si il n'y a pas de champs vides. Si oui, message d'erreur et fin de la fonction.</text:p>
            <text:p>2) on récupère le mdp actuel en base</text:p>
            <text:p><text:s text:c="8"/>3) on vérifie le mdp actuel saisi par rapport à l'actuel en base</text:p>
            <text:p>4) si mdp actuel saisi = mdp actuel en base, on passe à la suite. Sinon fin de la fonction et message d'erreur</text:p>
            <text:p>5) on nettoie le nouveau mdp choisi avec strip_tags</text:p>
            <text:p><text:s text:c="12"/>6) on vérifie que le nouveau mdp choisi respecte les critères (avec fonction checkpassword). Si pas bon =&gt; sortie et message d'erreur</text:p>
            <text:p>7) si nouveau mdp ok =&gt; on le sauvegarde en le hâchant avec password_hash()</text:p>
          </table:table-cell>
          <table:table-cell office:value-type="string" table:style-name="ce17">
            <text:p>difficile</text:p>
          </table:table-cell>
          <table:table-cell table:number-columns-repeated="50" table:style-name="ce6"/>
          <table:table-cell table:number-columns-repeated="16330" table:style-name="ce7"/>
        </table:table-row>
        <table:table-row table:style-name="ro10">
          <table:table-cell office:value-type="float" office:value="11" table:style-name="ce17">
            <text:p>11</text:p>
          </table:table-cell>
          <table:table-cell office:value-type="string" table:style-name="ce18">
            <text:p>page validation : adresse de livraison / de facturation (proposer choix entre les adresses enregistrées) + choix livraison (domicile +10€ / point-relais +5€)</text:p>
          </table:table-cell>
          <table:table-cell table:style-name="ce18"/>
          <table:table-cell office:value-type="string" table:style-name="ce17">
            <text:p>difficile</text:p>
          </table:table-cell>
          <table:table-cell table:number-columns-repeated="50" table:style-name="ce6"/>
          <table:table-cell table:number-columns-repeated="16330" table:style-name="ce7"/>
        </table:table-row>
        <table:table-row table:style-name="ro11">
          <table:table-cell office:value-type="float" office:value="12" table:style-name="ce17">
            <text:p>12</text:p>
          </table:table-cell>
          <table:table-cell office:value-type="string" table:style-name="ce18">
            <text:p>sauvegarde de commande (infos de base : id client, numéro à 7 chiffres (random), date, prix)</text:p>
          </table:table-cell>
          <table:table-cell table:style-name="ce18"/>
          <table:table-cell office:value-type="string" table:style-name="ce17">
            <text:p>moyenne</text:p>
          </table:table-cell>
          <table:table-cell table:number-columns-repeated="50" table:style-name="ce6"/>
          <table:table-cell table:number-columns-repeated="16330" table:style-name="ce7"/>
        </table:table-row>
        <table:table-row table:style-name="ro11">
          <table:table-cell office:value-type="float" office:value="13" table:style-name="ce17">
            <text:p>13</text:p>
          </table:table-cell>
          <table:table-cell office:value-type="string" table:style-name="ce18">
            <text:p>sauvegarde du contenu de la commande (id_commande, id_article, quantité) dans la table pivot</text:p>
          </table:table-cell>
          <table:table-cell table:style-name="ce18"/>
          <table:table-cell office:value-type="string" table:style-name="ce17">
            <text:p>difficile</text:p>
          </table:table-cell>
          <table:table-cell table:number-columns-repeated="50" table:style-name="ce6"/>
          <table:table-cell table:number-columns-repeated="16330" table:style-name="ce7"/>
        </table:table-row>
        <table:table-row table:style-name="ro12">
          <table:table-cell office:value-type="float" office:value="14" table:style-name="ce17">
            <text:p>14</text:p>
          </table:table-cell>
          <table:table-cell office:value-type="string" table:style-name="ce18">
            <text:p>page commandes.php pour visualiser les commandes du client dans un tableau (accessible via l’espace client profil.php)</text:p>
          </table:table-cell>
          <table:table-cell table:style-name="ce18"/>
          <table:table-cell office:value-type="string" table:style-name="ce17">
            <text:p>moyenne</text:p>
          </table:table-cell>
          <table:table-cell table:number-columns-repeated="50" table:style-name="ce6"/>
          <table:table-cell table:number-columns-repeated="16330" table:style-name="ce7"/>
        </table:table-row>
        <table:table-row table:style-name="ro12">
          <table:table-cell office:value-type="float" office:value="15" table:style-name="ce19">
            <text:p>15</text:p>
          </table:table-cell>
          <table:table-cell office:value-type="string" table:style-name="ce18">
            <text:p>page detailscommande.php pour visualiser le détail d’une des commandes passées par le client (via bouton détails sur chaque ligne du tableau précédent)</text:p>
          </table:table-cell>
          <table:table-cell table:style-name="ce18"/>
          <table:table-cell office:value-type="string" table:style-name="ce17">
            <text:p>difficile</text:p>
          </table:table-cell>
          <table:table-cell table:number-columns-repeated="50" table:style-name="ce6"/>
          <table:table-cell table:number-columns-repeated="16330" table:style-name="ce10"/>
        </table:table-row>
        <table:table-row table:style-name="ro1">
          <table:table-cell office:value-type="float" office:value="16" table:style-name="ce19">
            <text:p>16</text:p>
          </table:table-cell>
          <table:table-cell office:value-type="string" table:style-name="ce20">
            <text:p>gestion des stocks : affichage stocks restants pour chaque article</text:p>
          </table:table-cell>
          <table:table-cell table:style-name="ce20"/>
          <table:table-cell office:value-type="string" table:style-name="ce19">
            <text:p>moyenne</text:p>
          </table:table-cell>
          <table:table-cell table:number-columns-repeated="2" table:style-name="ce3"/>
          <table:table-cell table:number-columns-repeated="16378"/>
        </table:table-row>
        <table:table-row table:style-name="ro11">
          <table:table-cell office:value-type="float" office:value="17" table:style-name="ce19">
            <text:p>17</text:p>
          </table:table-cell>
          <table:table-cell office:value-type="string" table:style-name="ce20">
            <text:p>gestion des stocks : baisse du stock de chaque article commandé (en fonction du nombre d’exemplaires commandés) à chaque commande</text:p>
          </table:table-cell>
          <table:table-cell table:style-name="ce20"/>
          <table:table-cell office:value-type="string" table:style-name="ce19">
            <text:p>difficile</text:p>
          </table:table-cell>
          <table:table-cell table:number-columns-repeated="2" table:style-name="ce3"/>
          <table:table-cell table:number-columns-repeated="16378"/>
        </table:table-row>
        <table:table-row table:number-rows-repeated="2" table:style-name="ro1">
          <table:table-cell table:number-columns-repeated="6" table:style-name="ce3"/>
          <table:table-cell table:number-columns-repeated="16378"/>
        </table:table-row>
        <table:table-row table:style-name="ro1">
          <table:table-cell table:number-columns-repeated="2" table:style-name="ce3"/>
          <table:table-cell table:style-name="ce11"/>
          <table:table-cell table:number-columns-repeated="3" table:style-name="ce3"/>
          <table:table-cell table:number-columns-repeated="16378"/>
        </table:table-row>
        <table:table-row table:style-name="ro1">
          <table:table-cell table:number-columns-repeated="2" table:style-name="ce3"/>
          <table:table-cell table:style-name="ce12"/>
          <table:table-cell table:number-columns-repeated="3" table:style-name="ce3"/>
          <table:table-cell table:number-columns-repeated="16378"/>
        </table:table-row>
        <table:table-row table:style-name="ro1">
          <table:table-cell table:number-columns-repeated="2" table:style-name="ce3"/>
          <table:table-cell table:style-name="ce11"/>
          <table:table-cell table:number-columns-repeated="3" table:style-name="ce3"/>
          <table:table-cell table:number-columns-repeated="16378"/>
        </table:table-row>
        <table:table-row table:style-name="ro1">
          <table:table-cell table:number-columns-repeated="2" table:style-name="ce3"/>
          <table:table-cell table:style-name="ce12"/>
          <table:table-cell table:number-columns-repeated="3" table:style-name="ce3"/>
          <table:table-cell table:number-columns-repeated="16378"/>
        </table:table-row>
        <table:table-row table:style-name="ro1">
          <table:table-cell table:number-columns-repeated="2" table:style-name="ce3"/>
          <table:table-cell table:style-name="ce11"/>
          <table:table-cell table:number-columns-repeated="3" table:style-name="ce3"/>
          <table:table-cell table:number-columns-repeated="16378"/>
        </table:table-row>
        <table:table-row table:style-name="ro1">
          <table:table-cell table:number-columns-repeated="2" table:style-name="ce1"/>
          <table:table-cell table:style-name="ce12"/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nherit" svg:font-family="Inherit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ugo VIROT</dc:creator>
    <meta:creation-date>2022-01-04T14:50:12Z</meta:creation-date>
    <dc:date>2022-11-25T15:26:41Z</dc:date>
    <meta:editing-cycles>12</meta:editing-cycles>
    <meta:editing-duration>PT0S</meta:editing-duration>
  </office:meta>
</office:document-meta>
</file>